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8-21_09-56-38_000.jpg</text:p>
          </table:table-cell>
          <table:table-cell table:style-name="ce19" office:value-type="string">
            <text:p>:m 1*2 / math / topic=数式：グラフ化, about=(y=-x^3+x^2);(y=-x^3+x^2+x),other=~</text:p>
          </table:table-cell>
          <table:table-cell table:style-name="ce19"/>
          <table:table-cell table:style-name="ce4"/>
          <table:table-cell table:style-name="ce4" office:value-type="string">
            <text:p>N-35-35-29.136657 E-139-34-49.544677</text:p>
          </table:table-cell>
          <table:table-cell table:style-name="ce38" table:formula="of:=IF([.E2]=&quot;&quot;;[.C2];CONCATENATE([.C2];&quot; / &quot;;[.E2]))" office:value-type="string" office:string-value=":m 1*2 / math / topic=数式：グラフ化, about=(y=-x^3+x^2);(y=-x^3+x^2+x),other=~">
            <text:p>:m 1*2 / math / topic=数式：グラフ化, about=(y=-x^3+x^2);(y=-x^3+x^2+x)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21_09-57-09_000.jpg</text:p>
          </table:table-cell>
          <table:table-cell table:style-name="ce19" office:value-type="string">
            <text:p>:m 2*2 / math / topic=数式：グラフ化, about=(y=-p*x^3+q*x^2);,other=~</text:p>
          </table:table-cell>
          <table:table-cell table:style-name="ce19"/>
          <table:table-cell table:style-name="ce4"/>
          <table:table-cell table:style-name="ce4" office:value-type="string">
            <text:p>N-35-35-22.764587 E-139-34-49.434814</text:p>
          </table:table-cell>
          <table:table-cell table:style-name="ce38" table:formula="of:=IF([.E3]=&quot;&quot;;[.C3];CONCATENATE([.C3];&quot; / &quot;;[.E3]))" office:value-type="string" office:string-value=":m 2*2 / math / topic=数式：グラフ化, about=(y=-p*x^3+q*x^2);,other=~">
            <text:p>:m 2*2 / math / topic=数式：グラフ化, about=(y=-p*x^3+q*x^2);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8-21_12-57-30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1.281433 E-139-34-43.886718</text:p>
          </table:table-cell>
          <table:table-cell table:style-name="ce38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8-21_16-19-19_000.jpg</text:p>
          </table:table-cell>
          <table:table-cell table:style-name="ce19" office:value-type="string">
            <text:p>:m RES 1*3 / free# JVEMV6 68#_72:1 / 68. theoretical-physics(tp) / w=(y=log(x);y=x^n);ロピタル;(a_n=(-1)^n*(1/n)),topics=~,other=~,s=~,i=~,doc=r-5-2~2#4</text:p>
          </table:table-cell>
          <table:table-cell table:style-name="ce19"/>
          <table:table-cell table:style-name="ce4"/>
          <table:table-cell table:style-name="ce4" office:value-type="string">
            <text:p>N-35-35-28.340148 E-139-34-49.544677</text:p>
          </table:table-cell>
          <table:table-cell table:style-name="ce38" table:formula="of:=IF([.E5]=&quot;&quot;;[.C5];CONCATENATE([.C5];&quot; / &quot;;[.E5]))" office:value-type="string" office:string-value=":m RES 1*3 / free# JVEMV6 68#_72:1 / 68. theoretical-physics(tp) / w=(y=log(x);y=x^n);ロピタル;(a_n=(-1)^n*(1/n)),topics=~,other=~,s=~,i=~,doc=r-5-2~2#4">
            <text:p>:m RES 1*3 / free# JVEMV6 68#_72:1 / 68. theoretical-physics(tp) / w=(y=log(x);y=x^n);ロピタル;(a_n=(-1)^n*(1/n)),topics=~,other=~,s=~,i=~,doc=r-5-2~2#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8-21_16-19-37_000.jpg</text:p>
          </table:table-cell>
          <table:table-cell table:style-name="ce19" office:value-type="string">
            <text:p>:m RES 2*3 / free# JVEMV6 68#_72:1 / 68. theoretical-physics(tp) / w=~,topics=~,other=orig+:階乗の微分,s=~,i=~,doc=r-5-2~2#4</text:p>
          </table:table-cell>
          <table:table-cell table:style-name="ce19"/>
          <table:table-cell table:style-name="ce4"/>
          <table:table-cell table:style-name="ce4" office:value-type="string">
            <text:p>N-35-35-24.247741 E-139-34-54.98291</text:p>
          </table:table-cell>
          <table:table-cell table:style-name="ce38" table:formula="of:=IF([.E6]=&quot;&quot;;[.C6];CONCATENATE([.C6];&quot; / &quot;;[.E6]))" office:value-type="string" office:string-value=":m RES 2*3 / free# JVEMV6 68#_72:1 / 68. theoretical-physics(tp) / w=~,topics=~,other=orig+:階乗の微分,s=~,i=~,doc=r-5-2~2#4">
            <text:p>:m RES 2*3 / free# JVEMV6 68#_72:1 / 68. theoretical-physics(tp) / w=~,topics=~,other=orig+:階乗の微分,s=~,i=~,doc=r-5-2~2#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8-21_16-20-03_000.jpg</text:p>
          </table:table-cell>
          <table:table-cell table:style-name="ce19" office:value-type="string">
            <text:p>:m RES 3*3 / free# JVEMV6 68#_72:1 / 68. theoretical-physics(tp) / w=~,topics=~,other=orig+:階乗の微分,s=~,i=~,doc=r-5-2~2#4</text:p>
          </table:table-cell>
          <table:table-cell table:style-name="ce19"/>
          <table:table-cell table:style-name="ce4"/>
          <table:table-cell table:style-name="ce4" office:value-type="string">
            <text:p>N-35-35-24.247741 E-139-34-54.98291</text:p>
          </table:table-cell>
          <table:table-cell table:style-name="ce38" table:formula="of:=IF([.E7]=&quot;&quot;;[.C7];CONCATENATE([.C7];&quot; / &quot;;[.E7]))" office:value-type="string" office:string-value=":m RES 3*3 / free# JVEMV6 68#_72:1 / 68. theoretical-physics(tp) / w=~,topics=~,other=orig+:階乗の微分,s=~,i=~,doc=r-5-2~2#4">
            <text:p>:m RES 3*3 / free# JVEMV6 68#_72:1 / 68. theoretical-physics(tp) / w=~,topics=~,other=orig+:階乗の微分,s=~,i=~,doc=r-5-2~2#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8-21_17-54-04_000.jpg</text:p>
          </table:table-cell>
          <table:table-cell table:style-name="ce19" office:value-type="string">
            <text:p>:m RES 1-2*3 / free# JVEMV6 68#_72:2 / 68. theoretical-physics(tp) / w=f(x)/g(x),topics=ε-δ論法,other=~,s=~,i=~,doc=r-5-2~2#8</text:p>
          </table:table-cell>
          <table:table-cell table:style-name="ce19"/>
          <table:table-cell table:style-name="ce4"/>
          <table:table-cell table:style-name="ce4" office:value-type="string">
            <text:p>N-35-35-24.700927 E-139-34-55.422363</text:p>
          </table:table-cell>
          <table:table-cell table:style-name="ce38" table:formula="of:=IF([.E8]=&quot;&quot;;[.C8];CONCATENATE([.C8];&quot; / &quot;;[.E8]))" office:value-type="string" office:string-value=":m RES 1-2*3 / free# JVEMV6 68#_72:2 / 68. theoretical-physics(tp) / w=f(x)/g(x),topics=ε-δ論法,other=~,s=~,i=~,doc=r-5-2~2#8">
            <text:p>:m RES 1-2*3 / free# JVEMV6 68#_72:2 / 68. theoretical-physics(tp) / w=f(x)/g(x),topics=ε-δ論法,other=~,s=~,i=~,doc=r-5-2~2#8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8-21_17-54-19_000.jpg</text:p>
          </table:table-cell>
          <table:table-cell table:style-name="ce17" office:value-type="string">
            <text:p>:m RES 3*3 / free# JVEMV6 68#_72:2 / 68. theoretical-physics(tp) / w=~,topics=ε-δ論法,other=~,s=~,i=~,doc=r-5-2~2#8</text:p>
          </table:table-cell>
          <table:table-cell table:style-name="ce19"/>
          <table:table-cell table:style-name="ce4"/>
          <table:table-cell table:style-name="ce4" office:value-type="string">
            <text:p>N-35-35-24.700927 E-139-34-55.422363</text:p>
          </table:table-cell>
          <table:table-cell table:style-name="ce38" table:formula="of:=IF([.E9]=&quot;&quot;;[.C9];CONCATENATE([.C9];&quot; / &quot;;[.E9]))" office:value-type="string" office:string-value=":m RES 3*3 / free# JVEMV6 68#_72:2 / 68. theoretical-physics(tp) / w=~,topics=ε-δ論法,other=~,s=~,i=~,doc=r-5-2~2#8">
            <text:p>:m RES 3*3 / free# JVEMV6 68#_72:2 / 68. theoretical-physics(tp) / w=~,topics=ε-δ論法,other=~,s=~,i=~,doc=r-5-2~2#8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8-21_21-09-26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4.700927 E-139-34-55.422363</text:p>
          </table:table-cell>
          <table:table-cell table:style-name="ce38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8-22_07-34-44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 office:value-type="string">
            <text:p>N-35-35-23.0 E-139-36-2.0</text:p>
          </table:table-cell>
          <table:table-cell table:style-name="ce38" table:formula="of:=IF([.E11]=&quot;&quot;;[.C11];CONCATENATE([.C11];&quot; / &quot;;[.E11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8-22_07-36-03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23.080444 E-139-36-2.054443</text:p>
          </table:table-cell>
          <table:table-cell table:style-name="ce38" table:formula="of:=IF([.E12]=&quot;&quot;;[.C12];CONCATENATE([.C12];&quot; / &quot;;[.E12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3]=&quot;&quot;;[.C13];CONCATENATE([.C13];&quot; / &quot;;[.E13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7" office:value-type="string">
            <text:p>:m :PHOTO 起きた時刻 / 2021</text:p>
          </table:table-cell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 office:value-type="string">
            <text:p>**</text:p>
          </table:table-cell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3">
            <text:p>3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2">2021/08/22</text:date>, <text:time>09:02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8-22T09:02:57.84</dc:date>
    <dc:creator>iwabuchi ken</dc:creator>
    <meta:editing-duration>P36DT27M45S</meta:editing-duration>
    <meta:editing-cycles>13185</meta:editing-cycles>
    <meta:document-statistic meta:table-count="1" meta:cell-count="439" meta:object-count="0"/>
  </office:meta>
</office:document-meta>
</file>